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ext-properties fo:color="#8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83pt" svg:height="255pt" svg:x="0pt" svg:y="42.35pt">
            <loext:p draw:notify-on-update-of-ranges="Sheet1.H7:Sheet1.H7 Sheet1.H8:Sheet1.H10 Sheet1.I7:Sheet1.I7 Sheet1.I8:Sheet1.I10 Sheet1.J7:Sheet1.J7 Sheet1.J8:Sheet1.J10 Sheet1.K7:Sheet1.K7 Sheet1.K8:Sheet1.K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1" office:value-type="string" calcext:value-type="string">
            <text:p>Chunk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Guided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Por defecto</text:p>
          </table:table-cell>
          <table:table-cell table:style-name="ce3" office:value-type="float" office:value="0.107660301" calcext:value-type="float">
            <text:p>0.107660301</text:p>
          </table:table-cell>
          <table:table-cell table:style-name="ce3" office:value-type="float" office:value="0.100904226" calcext:value-type="float">
            <text:p>0.100904226</text:p>
          </table:table-cell>
          <table:table-cell table:style-name="ce3" office:value-type="float" office:value="0.118709529" calcext:value-type="float">
            <text:p>0.118709529</text:p>
          </table:table-cell>
        </table:table-row>
        <table:table-row table:style-name="ro1"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style-name="ce3" office:value-type="float" office:value="0.09420721" calcext:value-type="float">
            <text:p>0.09420721</text:p>
          </table:table-cell>
          <table:table-cell table:style-name="ce3" office:value-type="float" office:value="0.101605135" calcext:value-type="float">
            <text:p>0.101605135</text:p>
          </table:table-cell>
          <table:table-cell table:style-name="ce3" office:value-type="float" office:value="0.12305295" calcext:value-type="float">
            <text:p>0.12305295</text:p>
          </table:table-cell>
        </table:table-row>
        <table:table-row table:style-name="ro1">
          <table:table-cell table:number-columns-repeated="7"/>
          <table:table-cell table:style-name="ce1" office:value-type="float" office:value="64" calcext:value-type="float">
            <text:p>64</text:p>
          </table:table-cell>
          <table:table-cell table:style-name="ce3" office:value-type="float" office:value="0.094207973" calcext:value-type="float">
            <text:p>0.094207973</text:p>
          </table:table-cell>
          <table:table-cell table:style-name="ce3" office:value-type="float" office:value="0.082060297" calcext:value-type="float">
            <text:p>0.082060297</text:p>
          </table:table-cell>
          <table:table-cell table:style-name="ce3" office:value-type="float" office:value="0.12386462" calcext:value-type="float">
            <text:p>0.12386462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7"/>
          <table:table-cell table:style-name="ce2" office:value-type="string" calcext:value-type="string">
            <text:p>Chunk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Dynamic</text:p>
          </table:table-cell>
          <table:table-cell table:style-name="ce2" office:value-type="string" calcext:value-type="string">
            <text:p>Guided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Por defecto</text:p>
          </table:table-cell>
          <table:table-cell table:style-name="ce3" office:value-type="float" office:value="0.094947922" calcext:value-type="float">
            <text:p>0.094947922</text:p>
          </table:table-cell>
          <table:table-cell table:style-name="ce3" office:value-type="float" office:value="0.100784972" calcext:value-type="float">
            <text:p>0.100784972</text:p>
          </table:table-cell>
          <table:table-cell table:style-name="ce3" office:value-type="float" office:value="0.1285511" calcext:value-type="float">
            <text:p>0.1285511</text:p>
          </table:table-cell>
        </table:table-row>
        <table:table-row table:style-name="ro1"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style-name="ce3" office:value-type="float" office:value="0.090612236" calcext:value-type="float">
            <text:p>0.090612236</text:p>
          </table:table-cell>
          <table:table-cell table:style-name="ce3" office:value-type="float" office:value="0.102142688" calcext:value-type="float">
            <text:p>0.102142688</text:p>
          </table:table-cell>
          <table:table-cell table:style-name="ce3" office:value-type="float" office:value="0.110861663" calcext:value-type="float">
            <text:p>0.110861663</text:p>
          </table:table-cell>
        </table:table-row>
        <table:table-row table:style-name="ro1">
          <table:table-cell table:number-columns-repeated="7"/>
          <table:table-cell table:style-name="ce2" office:value-type="float" office:value="64" calcext:value-type="float">
            <text:p>64</text:p>
          </table:table-cell>
          <table:table-cell table:style-name="ce3" office:value-type="float" office:value="0.093941733" calcext:value-type="float">
            <text:p>0.093941733</text:p>
          </table:table-cell>
          <table:table-cell table:style-name="ce3" office:value-type="float" office:value="0.083325352" calcext:value-type="float">
            <text:p>0.083325352</text:p>
          </table:table-cell>
          <table:table-cell table:style-name="ce3" office:value-type="float" office:value="0.10578094" calcext:value-type="float">
            <text:p>0.10578094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9"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lconskull </meta:initial-creator>
    <meta:creation-date>2018-05-09T12:26:48.849535407</meta:creation-date>
    <dc:date>2018-05-09T12:53:02.535626657</dc:date>
    <dc:creator>Falconskull </dc:creator>
    <meta:editing-duration>PT10M51S</meta:editing-duration>
    <meta:editing-cycles>4</meta:editing-cycles>
    <meta:generator>LibreOffice/5.0.3.2$Linux_X86_64 LibreOffice_project/00m0$Build-2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line" chart:style-name="ch1">
        <chart:legend chart:legend-position="end" svg:x="13.318cm" svg:y="3.701cm" style:legend-expansion="high" chart:style-name="ch2"/>
        <chart:plot-area chart:style-name="ch3" table:cell-range-address="Sheet1.H7:Sheet1.K10" chart:data-source-has-labels="both" svg:x="0.32cm" svg:y="0.179cm" svg:width="12.678cm" svg:height="8.639cm">
          <chartooo:coordinate-region svg:x="1.232cm" svg:y="0.379cm" svg:width="11.579cm" svg:height="7.792cm"/>
          <chart:axis chart:dimension="x" chart:name="primary-x" chart:style-name="ch4" chartooo:axis-type="auto">
            <chartooo:date-scale/>
            <chart:categories table:cell-range-address="Sheet1.H8:Sheet1.H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8:Sheet1.I10" chart:label-cell-address="Sheet1.I7:Sheet1.I7" chart:class="chart:line">
            <chart:data-point chart:repeated="3"/>
          </chart:series>
          <chart:series chart:style-name="ch7" chart:values-cell-range-address="Sheet1.J8:Sheet1.J10" chart:label-cell-address="Sheet1.J7:Sheet1.J7" chart:class="chart:line">
            <chart:data-point chart:repeated="3"/>
          </chart:series>
          <chart:series chart:style-name="ch8" chart:values-cell-range-address="Sheet1.K8:Sheet1.K10" chart:label-cell-address="Sheet1.K7:Sheet1.K7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Sheet1.I7:Sheet1.I7</svg:desc>
                </draw:g>
              </table:table-cell>
              <table:table-cell office:value-type="string">
                <text:p>Dynamic</text:p>
                <draw:g>
                  <svg:desc>Sheet1.J7:Sheet1.J7</svg:desc>
                </draw:g>
              </table:table-cell>
              <table:table-cell office:value-type="string">
                <text:p>Guided</text:p>
                <draw:g>
                  <svg:desc>Sheet1.K7:Sheet1.K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r defecto</text:p>
                <draw:g>
                  <svg:desc>Sheet1.H8:Sheet1.H10</svg:desc>
                </draw:g>
              </table:table-cell>
              <table:table-cell office:value-type="float" office:value="0.107660301">
                <text:p>0.107660301</text:p>
                <draw:g>
                  <svg:desc>Sheet1.I8:Sheet1.I10</svg:desc>
                </draw:g>
              </table:table-cell>
              <table:table-cell office:value-type="float" office:value="0.100904226">
                <text:p>0.100904226</text:p>
                <draw:g>
                  <svg:desc>Sheet1.J8:Sheet1.J10</svg:desc>
                </draw:g>
              </table:table-cell>
              <table:table-cell office:value-type="float" office:value="0.118709529">
                <text:p>0.118709529</text:p>
                <draw:g>
                  <svg:desc>Sheet1.K8:Sheet1.K1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420721">
                <text:p>0.09420721</text:p>
              </table:table-cell>
              <table:table-cell office:value-type="float" office:value="0.101605135">
                <text:p>0.101605135</text:p>
              </table:table-cell>
              <table:table-cell office:value-type="float" office:value="0.12305295">
                <text:p>0.123052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94207973">
                <text:p>0.094207973</text:p>
              </table:table-cell>
              <table:table-cell office:value-type="float" office:value="0.082060297">
                <text:p>0.082060297</text:p>
              </table:table-cell>
              <table:table-cell office:value-type="float" office:value="0.12386462">
                <text:p>0.12386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